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footer&gt;</text:p>
      <text:p text:style-name="Standard"><text:s text:c="4"/>&lt;table class="tabla"&gt;</text:p>
      <text:p text:style-name="Standard"><text:s text:c="8"/>&lt;tr&gt;</text:p>
      <text:p text:style-name="Standard"><text:s text:c="12"/>&lt;td class="celda"&gt;Políticas de privacidad&lt;/td&gt;</text:p>
      <text:p text:style-name="Standard"><text:s text:c="12"/>&lt;td class="celda"&gt;Política de cookies&lt;/td&gt;</text:p>
      <text:p text:style-name="Standard"><text:s text:c="12"/>&lt;td class="celda"&gt;Política de contratación&lt;/td&gt;</text:p>
      <text:p text:style-name="Standard"><text:s text:c="12"/>&lt;td class="celda"&gt;Aviso legal&lt;/td&gt;</text:p>
      <text:p text:style-name="Standard"><text:s text:c="12"/>&lt;td class="celda"&gt;Trabaja con nosotros&lt;/td&gt;</text:p>
      <text:p text:style-name="Standard"><text:s text:c="8"/>&lt;/tr&gt;</text:p>
      <text:p text:style-name="Standard"><text:s text:c="8"/>&lt;tr&gt;</text:p>
      <text:p text:style-name="Standard"><text:s text:c="12"/>&lt;td class="celda"&gt;Blog&lt;/td&gt;</text:p>
      <text:p text:style-name="Standard"><text:s text:c="12"/>&lt;td class="celda"&gt;FAQS&lt;/td&gt;</text:p>
      <text:p text:style-name="Standard"><text:s text:c="12"/>&lt;td class="celda"&gt;Contacto&lt;/td&gt;</text:p>
      <text:p text:style-name="Standard"><text:s text:c="12"/>&lt;td class="celda"&gt;RRSS&lt;/td&gt;</text:p>
      <text:p text:style-name="Standard"><text:s text:c="12"/>&lt;td class="celda"&gt;© 2020 - 2020 · Ruleta.es&lt;/td&gt;</text:p>
      <text:p text:style-name="Standard"><text:s text:c="8"/>&lt;/tr&gt;</text:p>
      <text:p text:style-name="Standard"><text:s text:c="3"/></text:p>
      <text:p text:style-name="Standard"><text:s text:c="4"/>&lt;/table&gt;</text:p>
      <text:p text:style-name="Standard">&lt;/footer&gt;</text:p>
      <text:p text:style-name="Standard"/>
      <text:p text:style-name="Standard"/>
      <text:p text:style-name="Standard"/>
      <text:p text:style-name="Standard"/>
      <text:p text:style-name="Standard">.tabla {</text:p>
      <text:p text:style-name="Standard"><text:s text:c="4"/>padding: 50px;</text:p>
      <text:p text:style-name="Standard"/>
      <text:p text:style-name="Standard"><text:s text:c="3"/>}</text:p>
      <text:p text:style-name="Standard"/>
      <text:p text:style-name="Standard"/>
      <text:p text:style-name="Standard">.celda {</text:p>
      <text:p text:style-name="Standard"><text:s text:c="5"/>padding: 30px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20-11-09T19:25:19.765000000</dc:date>
    <meta:editing-duration>PT15S</meta:editing-duration>
    <meta:editing-cycles>1</meta:editing-cycles>
    <meta:document-statistic meta:table-count="0" meta:image-count="0" meta:object-count="0" meta:page-count="1" meta:paragraph-count="25" meta:word-count="53" meta:character-count="657" meta:non-whitespace-character-count="453"/>
  </office:meta>
</office:document-meta>
</file>